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7ca" officeooo:paragraph-rsid="000ae7ca"/>
    </style:style>
    <style:style style:name="P2" style:family="paragraph" style:parent-style-name="Standard">
      <style:paragraph-properties fo:text-align="center" style:justify-single-word="false"/>
      <style:text-properties officeooo:rsid="000c6249" officeooo:paragraph-rsid="000c6249"/>
    </style:style>
    <style:style style:name="P3" style:family="paragraph" style:parent-style-name="Standard">
      <style:paragraph-properties fo:text-align="center" style:justify-single-word="false"/>
      <style:text-properties officeooo:rsid="000c6249" officeooo:paragraph-rsid="00251510"/>
    </style:style>
    <style:style style:name="P4" style:family="paragraph" style:parent-style-name="Text_20_body">
      <style:paragraph-properties fo:break-before="page"/>
      <style:text-properties officeooo:rsid="003de594" officeooo:paragraph-rsid="003de594"/>
    </style:style>
    <style:style style:name="P5" style:family="paragraph" style:parent-style-name="Text_20_body">
      <style:paragraph-properties fo:text-align="justify" style:justify-single-word="false"/>
      <style:text-properties officeooo:paragraph-rsid="003030d7"/>
    </style:style>
    <style:style style:name="P6" style:family="paragraph" style:parent-style-name="Text_20_body">
      <style:paragraph-properties fo:text-align="justify" style:justify-single-word="false"/>
      <style:text-properties officeooo:paragraph-rsid="004c5583"/>
    </style:style>
    <style:style style:name="P7" style:family="paragraph" style:parent-style-name="Heading_20_1">
      <style:paragraph-properties fo:text-align="justify" style:justify-single-word="false"/>
      <style:text-properties officeooo:paragraph-rsid="003030d7"/>
    </style:style>
    <style:style style:name="P8" style:family="paragraph" style:parent-style-name="Heading_20_1">
      <style:paragraph-properties fo:text-align="justify" style:justify-single-word="false"/>
      <style:text-properties officeooo:paragraph-rsid="004bcd94"/>
    </style:style>
    <style:style style:name="P9" style:family="paragraph" style:parent-style-name="Heading_20_1">
      <style:paragraph-properties fo:text-align="justify" style:justify-single-word="false"/>
      <style:text-properties officeooo:paragraph-rsid="0040e994"/>
    </style:style>
    <style:style style:name="P10" style:family="paragraph" style:parent-style-name="Heading_20_1">
      <style:paragraph-properties fo:text-align="justify" style:justify-single-word="false"/>
      <style:text-properties officeooo:rsid="00441812" officeooo:paragraph-rsid="00441812"/>
    </style:style>
    <style:style style:name="P11" style:family="paragraph" style:parent-style-name="Heading_20_1">
      <style:paragraph-properties fo:text-align="justify" style:justify-single-word="false"/>
      <style:text-properties officeooo:rsid="0047bc88" officeooo:paragraph-rsid="004c5583"/>
    </style:style>
    <style:style style:name="P12" style:family="paragraph" style:parent-style-name="Heading_20_1">
      <style:paragraph-properties fo:text-align="justify" style:justify-single-word="false"/>
      <style:text-properties officeooo:rsid="004e41e3" officeooo:paragraph-rsid="004e41e3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49f32e" officeooo:paragraph-rsid="004bcd94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style="normal" officeooo:rsid="00441812" officeooo:paragraph-rsid="004bcd94" style:font-style-asian="normal" style:font-style-complex="normal"/>
    </style:style>
    <style:style style:name="P15" style:family="paragraph" style:parent-style-name="Text_20_body">
      <style:paragraph-properties fo:text-align="justify" style:justify-single-word="false"/>
      <style:text-properties fo:font-style="normal" officeooo:rsid="00441812" officeooo:paragraph-rsid="00441812" style:font-style-asian="normal" style:font-style-complex="normal"/>
    </style:style>
    <style:style style:name="P16" style:family="paragraph" style:parent-style-name="Text_20_body">
      <style:paragraph-properties fo:text-align="justify" style:justify-single-word="false"/>
      <style:text-properties fo:font-size="12pt" fo:font-style="normal" fo:font-weight="normal" officeooo:rsid="004fff50" officeooo:paragraph-rsid="004e41e3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officeooo:paragraph-rsid="0040e99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0e994" style:font-weight-asian="bold" style:font-weight-complex="bold"/>
    </style:style>
    <style:style style:name="T3" style:family="text">
      <style:text-properties fo:font-weight="bold" officeooo:rsid="00498522" style:font-weight-asian="bold" style:font-weight-complex="bold"/>
    </style:style>
    <style:style style:name="T4" style:family="text">
      <style:text-properties fo:font-weight="bold" officeooo:rsid="00482628" style:font-weight-asian="bold" style:font-weight-complex="bold"/>
    </style:style>
    <style:style style:name="T5" style:family="text">
      <style:text-properties fo:font-weight="bold" officeooo:rsid="0049f32e" style:font-weight-asian="bold" style:font-weight-complex="bold"/>
    </style:style>
    <style:style style:name="T6" style:family="text">
      <style:text-properties fo:font-weight="bold" officeooo:rsid="0052994b" style:font-weight-asian="bold" style:font-weight-complex="bold"/>
    </style:style>
    <style:style style:name="T7" style:family="text">
      <style:text-properties fo:font-weight="bold" officeooo:rsid="0042d441" style:font-weight-asian="bold" style:font-weight-complex="bold"/>
    </style:style>
    <style:style style:name="T8" style:family="text">
      <style:text-properties fo:font-weight="bold" officeooo:rsid="004c5583" style:font-weight-asian="bold" style:font-weight-complex="bold"/>
    </style:style>
    <style:style style:name="T9" style:family="text">
      <style:text-properties fo:font-weight="bold" officeooo:rsid="004ce2ef" style:font-weight-asian="bold" style:font-weight-complex="bold"/>
    </style:style>
    <style:style style:name="T1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4fff5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2pt" fo:font-style="normal" fo:font-weight="bold" officeooo:rsid="004fff5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12pt" fo:font-weight="bold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6e7f7" style:font-size-asian="12pt" style:font-weight-asian="bold" style:font-size-complex="12pt" style:font-weight-complex="bold"/>
    </style:style>
    <style:style style:name="T18" style:family="text">
      <style:text-properties fo:font-weight="normal" officeooo:rsid="002be4c2" style:font-weight-asian="normal" style:font-weight-complex="normal"/>
    </style:style>
    <style:style style:name="T19" style:family="text">
      <style:text-properties fo:font-weight="normal" officeooo:rsid="0049f32e" style:font-weight-asian="normal" style:font-weight-complex="normal"/>
    </style:style>
    <style:style style:name="T20" style:family="text">
      <style:text-properties fo:font-weight="normal" officeooo:rsid="00482628" style:font-weight-asian="normal" style:font-weight-complex="normal"/>
    </style:style>
    <style:style style:name="T21" style:family="text">
      <style:text-properties fo:font-weight="normal" officeooo:rsid="00498522" style:font-weight-asian="normal" style:font-weight-complex="normal"/>
    </style:style>
    <style:style style:name="T22" style:family="text">
      <style:text-properties fo:font-weight="normal" officeooo:rsid="004bcd94" style:font-weight-asian="normal" style:font-weight-complex="normal"/>
    </style:style>
    <style:style style:name="T23" style:family="text">
      <style:text-properties fo:font-weight="normal" officeooo:rsid="004c5583" style:font-weight-asian="normal" style:font-weight-complex="normal"/>
    </style:style>
    <style:style style:name="T24" style:family="text">
      <style:text-properties fo:font-weight="normal" officeooo:rsid="004ce2ef" style:font-weight-asian="normal" style:font-weight-complex="normal"/>
    </style:style>
    <style:style style:name="T25" style:family="text">
      <style:text-properties fo:font-weight="normal" officeooo:rsid="005131fe" style:font-weight-asian="normal" style:font-weight-complex="normal"/>
    </style:style>
    <style:style style:name="T26" style:family="text">
      <style:text-properties fo:font-weight="normal" officeooo:rsid="0042d441" style:font-weight-asian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3de594" style:font-style-asian="italic" style:font-style-complex="italic"/>
    </style:style>
    <style:style style:name="T29" style:family="text">
      <style:text-properties fo:font-style="italic" officeooo:rsid="0040e994" style:font-style-asian="italic" style:font-style-complex="italic"/>
    </style:style>
    <style:style style:name="T30" style:family="text">
      <style:text-properties fo:font-style="italic" officeooo:rsid="0042d441" style:font-style-asian="italic" style:font-style-complex="italic"/>
    </style:style>
    <style:style style:name="T31" style:family="text">
      <style:text-properties fo:font-style="italic" officeooo:rsid="00441812" style:font-style-asian="italic" style:font-style-complex="italic"/>
    </style:style>
    <style:style style:name="T32" style:family="text">
      <style:text-properties fo:font-style="italic" fo:font-weight="normal" officeooo:rsid="0049f32e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498522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42d441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40e994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4fff50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49852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4ce2ef" style:font-style-asian="italic" style:font-weight-asian="bold" style:font-style-complex="italic" style:font-weight-complex="bold"/>
    </style:style>
    <style:style style:name="T40" style:family="text">
      <style:text-properties officeooo:rsid="003b09e6"/>
    </style:style>
    <style:style style:name="T41" style:family="text">
      <style:text-properties officeooo:rsid="003de594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3de594" style:font-style-asian="normal" style:font-style-complex="normal"/>
    </style:style>
    <style:style style:name="T44" style:family="text">
      <style:text-properties fo:font-style="normal" officeooo:rsid="003f4d11" style:font-style-asian="normal" style:font-style-complex="normal"/>
    </style:style>
    <style:style style:name="T45" style:family="text">
      <style:text-properties fo:font-style="normal" officeooo:rsid="0040e994" style:font-style-asian="normal" style:font-style-complex="normal"/>
    </style:style>
    <style:style style:name="T46" style:family="text">
      <style:text-properties fo:font-style="normal" officeooo:rsid="0042d441" style:font-style-asian="normal" style:font-style-complex="normal"/>
    </style:style>
    <style:style style:name="T47" style:family="text">
      <style:text-properties fo:font-style="normal" officeooo:rsid="00441812" style:font-style-asian="normal" style:font-style-complex="normal"/>
    </style:style>
    <style:style style:name="T48" style:family="text">
      <style:text-properties fo:font-style="normal" fo:font-weight="normal" officeooo:rsid="00498522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officeooo:rsid="0040e994"/>
    </style:style>
    <style:style style:name="T51" style:family="text">
      <style:text-properties officeooo:rsid="0042d441"/>
    </style:style>
    <style:style style:name="T52" style:family="text">
      <style:text-properties officeooo:rsid="00072d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PODSTAWY SIECI KOMPUTEROWYCH</text:p>
      <text:p text:style-name="P1"/>
      <text:p text:style-name="P1">SPRAWOZDANIE</text:p>
      <text:p text:style-name="P1"/>
      <text:p text:style-name="P1">z realizacji zadania </text:p>
      <text:p text:style-name="P1"/>
      <text:p text:style-name="P2"><text:span text:style-name="T40">Warstwa transportowa TCP, UDP</text:span> (<text:span text:style-name="T40">LR4</text:span>)</text:p>
      <text:p text:style-name="P2"/>
      <text:p text:style-name="P2">Autor: <text:file-name text:display="name-and-extension">posk_LR4_Imie_Nazwisko.odt</text:file-name></text:p>
      <text:p text:style-name="P2"/>
      <text:p text:style-name="P2"/>
      <text:p text:style-name="P2"/>
      <text:p text:style-name="P2"/>
      <text:p text:style-name="P2"/>
      <text:p text:style-name="P3">Wartoś<text:span text:style-name="T41">ć &lt;I1&gt;</text:span> <text:s/>występując<text:span text:style-name="T41">a</text:span> w zadaniu: </text:p>
      <text:p text:style-name="P2"/>
      <text:p text:style-name="P2"/>
      <text:p text:style-name="P2"/>
      <text:p text:style-name="P4">UWAGA: W zadaniu posłużono się skróconymi określeniami typu „Otwórz port”, „Nawiąż połączenie z portem”. Przygotuj sobie odpowiedź na pytanie: jakich sformułowań należałoby użyć aby były one formalnie poprawne?</text:p>
      <text:h text:style-name="P9" text:outline-level="1" text:restart-numbering="true" text:start-value="-1"><text:bookmark-start text:name="__RefHeading___Toc294_1120659864"/><text:span text:style-name="T41">Na obu maszynach wirtualnych wyłącz interfejsy </text:span><text:span text:style-name="T28">enp0s3</text:span><text:span text:style-name="T41">, aby uniknąć ewentualnych konfliktów w adresach, oraz skonfiguruj interfejsy </text:span><text:span text:style-name="T28">enp0s8</text:span><text:span text:style-name="T43"> nadając im adresy z podsieci 192.168.&lt;I1&gt;.0/24. W obu maszynach wyłącz też dla interfejsu </text:span><text:span text:style-name="T28">enp0s8</text:span><text:span text:style-name="T41"> opcje transferu dużych segmentów przez interfejs (</text:span><text:a xlink:type="simple" xlink:href="https://wiki.linuxfoundation.org/networking/tso" text:style-name="Internet_20_link" text:visited-style-name="Visited_20_Internet_20_Link"><text:span text:style-name="T41">https://wiki.linuxfoundation.org/networking/tso</text:span></text:a><text:span text:style-name="T41">), wykonując jako użytkownik </text:span><text:span text:style-name="T44">root polecenia: </text:span><text:span text:style-name="T29">ethtool -K enp0s8 tso off</text:span><text:span text:style-name="T44">. Wszystkie dalsze </text:span><text:span text:style-name="T45">eksperymenty, </text:span><text:span text:style-name="T46">o ile treść zadania nie mówi inaczej, </text:span><text:span text:style-name="T45">wykonuj używając nadanych w tym punkcie adresów (a co za tym idzie, interfejsów). Na jednej z maszyn wirtualnych uruchom program </text:span><text:span text:style-name="T29">wireshark</text:span><text:span text:style-name="T45">, włącz nasłuchiwanie na interfejsie </text:span><text:span text:style-name="T29">enp0s8</text:span><text:span text:style-name="T45"> i </text:span><text:span text:style-name="T47">nie </text:span><text:span text:style-name="T45">ogranicz</text:span><text:span text:style-name="T47">aj</text:span><text:span text:style-name="T45"> prezentowan</text:span><text:span text:style-name="T47">ych wyników</text:span><text:span text:style-name="T45">.</text:span><text:bookmark-end text:name="__RefHeading___Toc294_1120659864"/></text:h>
      <text:p text:style-name="P17"><text:span text:style-name="T45"/></text:p>
      <text:p text:style-name="P17"><text:span text:style-name="T45"/></text:p>
      <text:h text:style-name="P7" text:outline-level="1"><text:span text:style-name="T50">Na jednej z maszyn </text:span><text:span text:style-name="T2">zaprezentuj listę gniazd TCP otwartych do nasłuchu (ss)</text:span><text:span text:style-name="T50">. </text:span><text:span text:style-name="T2">Jako użytkownik </text:span><text:span text:style-name="T36">lsk</text:span><text:span text:style-name="T2"> spróbuj otworzyć do nasłuchu gniazdo TCP z portem 80 (ncat ‑l). Następnie powtórz tę próbę jako użytkownik </text:span><text:span text:style-name="T37">root.</text:span><text:span text:style-name="T50"> Jaka jest przyczyna niepowodzenia w obu przypadkach?</text:span></text:h>
      <text:p text:style-name="P5"/>
      <text:p text:style-name="P5"/>
      <text:h text:style-name="P8" text:outline-level="1"><text:span text:style-name="T18">N</text:span><text:span text:style-name="T21">a jednej z maszyn uruchom program </text:span><text:span text:style-name="T33">wireshark</text:span><text:span text:style-name="T48"> i włącz nasłuchiwanie</text:span><text:span text:style-name="T21"> </text:span><text:span text:style-name="T33">na interfejsie pętli zwrotnej</text:span><text:span text:style-name="T21">. Na tej samej maszynie </text:span><text:span text:style-name="T3">otwórz za pomocą programu </text:span><text:span text:style-name="T38">ncat</text:span><text:span text:style-name="T3"> dowolny nieuprzywilejowany port TCP do nasłuchu</text:span><text:span text:style-name="T21">. W innym terminalu tej samej maszyny użyj </text:span><text:span text:style-name="T3">programu </text:span><text:span text:style-name="T38">ncat</text:span><text:span text:style-name="T3"> aby przesłać krótki (kilkuznakowy) komunikat</text:span><text:span text:style-name="T21"> </text:span><text:span text:style-name="T19">do procesu </text:span><text:span text:style-name="T32">ncat</text:span><text:span text:style-name="T19"> uruchomionego poprzednio (echo, |, ncat). </text:span><text:span text:style-name="T4">Zaprezentuj sekwencje segmentów prowadzących do nawiązania i zamknięcia połączenia</text:span><text:span text:style-name="T20">. </text:span><text:span text:style-name="T5">Powtórz eksperyment korzystając tym razem z </text:span><text:span text:style-name="T6">protokołu </text:span><text:span text:style-name="T5">UDP</text:span><text:span text:style-name="T19">. Jak oceniasz </text:span><text:span text:style-name="T22">efektyw</text:span><text:span text:style-name="T19">ność protokołu TCP w przypadku tak </text:span><text:span text:style-name="T25">krótki</text:span><text:span text:style-name="T19">ch transmisji?</text:span></text:h>
      <text:p text:style-name="P13"/>
      <text:p text:style-name="P13"/>
      <text:h text:style-name="P8" text:outline-level="1"><text:span text:style-name="T52">Na <text:s/></text:span><text:span text:style-name="T51">jednej z maszyn za pomocą programu </text:span><text:span text:style-name="T30">nmap</text:span><text:span text:style-name="T51"> </text:span><text:span text:style-name="T7">zbadaj dostępność portów w zakresie 1-100</text:span><text:span text:style-name="T26"> (nmap -p z konta użytkownika </text:span><text:span text:style-name="T34">root</text:span><text:span text:style-name="T26">)</text:span><text:span text:style-name="T51">, za pierwszym razem dla tej samej maszyny (użyj adresu interfejsu pętli zwrotnej) zaś za drugim razem dla drugiej maszyny. UWAGA! Program nmap skraca wyświetlany wynik traktując te porty, które są w najczęściej występującym stanie, jako „pozostałe” (</text:span><text:span text:style-name="T31">not shown</text:span><text:span text:style-name="T47">). W obu przypadkach porty te mają inne stany i trzeba wziąć to pod uwagę analizując wynik.</text:span></text:h>
      <text:p text:style-name="P14"/>
      <text:p text:style-name="P14"/>
      <text:h text:style-name="P10" text:outline-level="1"><text:soft-page-break/>Porównując wyniki poprzedniego eksperymentu wybierz trzy numery portów o następujących stanach: gniazdo otwarte do nasłuchu lecz połączenia blokowane przez filtr pakietów (<text:span text:style-name="T27">firewall</text:span><text:span text:style-name="T42">)</text:span>; gniazdo otwarte do nasłuchu i połączenia nie blokowane; brak otwartego gniazda, ale połączenia nie blokowane. Dla tych trzech portów (dla każdego z osobna lub wymieniając je na liście opcji -p) <text:span text:style-name="T1">przeprowadź ponownie próby programem nmap</text:span>. <text:span text:style-name="T1">Przedstaw historię komunikacji w programie </text:span><text:span text:style-name="T35">wireshark</text:span><text:span text:style-name="T42">. Na jakiej podstawie program nmap odróżnił stany tych portów? Czy możliwa jest inna reakcja filtra pakietów na niechciane połączenia?</text:span></text:h>
      <text:p text:style-name="P15"/>
      <text:p text:style-name="P15"/>
      <text:h text:style-name="P11" text:outline-level="1">Na jednej z maszyn <text:span text:style-name="T3">otwórz za pomocą programu </text:span><text:span text:style-name="T38">ncat</text:span><text:span text:style-name="T3"> port </text:span><text:span text:style-name="T8">8080</text:span><text:span text:style-name="T3"> TCP do nasłuchu</text:span><text:span text:style-name="T21">. </text:span><text:span text:style-name="T23">Z poziomu drugiej maszyny </text:span><text:span text:style-name="T8">prześlij </text:span><text:span text:style-name="T9">do tego procesu zawartość pliku </text:span><text:span text:style-name="T39">/etc/passwd</text:span><text:span text:style-name="T24">.</text:span><text:span text:style-name="T21"> </text:span><text:span text:style-name="T1">Zaprezentuj w programie </text:span><text:span text:style-name="T35">wireshark</text:span><text:span text:style-name="T49"> historię</text:span><text:span text:style-name="T1"> wymiany segmentów</text:span> tak, aby widoczna była relacja pomiędzy długością wysyłanych segmentów a zmianą numeru sekwencyjnego, a także relacja pomiędzy numerem sekwencji a numerem potwierdzenia dla jednego z kierunków transmisji.</text:h>
      <text:p text:style-name="P6"/>
      <text:p text:style-name="P6"/>
      <text:h text:style-name="P12" text:outline-level="1"><text:span text:style-name="T17">P</text:span><text:span text:style-name="T16">owtórz poprzedni eksperyment przesyłając plik </text:span><text:span text:style-name="T11">/etc/services</text:span><text:span text:style-name="T12">. UWAGA! Ważne jest, aby program </text:span><text:span text:style-name="T10">ncat</text:span><text:span text:style-name="T12"> odbierający zawartość pliku wyprowadzał odebrane dane na swoje wyjście standardowe. </text:span><text:span text:style-name="T14">W historii wymiany segmentów </text:span><text:span text:style-name="T15">zaprezentuj incydent polegający na wypełnieniu bufora odbiorcy</text:span><text:span text:style-name="T13">. W jaki sposób odbiorca przekazał nadawcy informacje <text:s/>wypełnieniu bufora, a następnie o wolnym miejscu w buforze?</text:span></text:h>
      <text:p text:style-name="P16"/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text:number-lines="true" text:line-number="0" style:writing-mode="page"/>
      <style:text-properties fo:font-size="85%" fo:font-weight="normal" style:font-size-asian="130%" style:font-weight-asian="normal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3T01:14:59.955880212</meta:creation-date>
    <dc:date>2020-10-18T12:44:09.557000000</dc:date>
    <meta:editing-duration>P1DT1H35M15S</meta:editing-duration>
    <meta:editing-cycles>37</meta:editing-cycles>
    <meta:generator>LibreOffice/7.0.1.2$Windows_X86_64 LibreOffice_project/7cbcfc562f6eb6708b5ff7d7397325de9e764452</meta:generator>
    <meta:document-statistic meta:table-count="0" meta:image-count="0" meta:object-count="0" meta:page-count="3" meta:paragraph-count="14" meta:word-count="525" meta:character-count="3808" meta:non-whitespace-character-count="3299"/>
  </office:meta>
</office:document-meta>
</file>